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7"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top="0in" fo:margin-bottom="0in" loext:contextual-spacing="false" fo:line-height="115%" fo:text-align="start" style:justify-single-word="false" fo:orphans="0" fo:widows="0"/>
    </style:style>
    <style:style style:name="P56" style:family="paragraph" style:parent-style-name="Standard" style:master-page-name="First_20_Page">
      <style:paragraph-properties style:page-number="auto"/>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start" style:justify-single-word="false"/>
    </style:style>
    <style:style style:name="P59" style:family="paragraph" style:parent-style-name="Heading_20_2" style:list-style-name="WWNum11"/>
    <style:style style:name="P60" style:family="paragraph" style:parent-style-name="Heading_20_2" style:list-style-name="WWNum1"/>
    <style:style style:name="P61" style:family="paragraph" style:parent-style-name="Heading_20_2" style:list-style-name="WWNum10"/>
    <style:style style:name="P62" style:family="paragraph" style:parent-style-name="Heading_20_2" style:list-style-name="WWNum10">
      <style:paragraph-properties fo:text-align="start" style:justify-single-word="false"/>
    </style:style>
    <style:style style:name="P63" style:family="paragraph" style:parent-style-name="Heading_20_2" style:list-style-name="WWNum3"/>
    <style:style style:name="P64" style:family="paragraph" style:parent-style-name="Heading_20_2" style:list-style-name="WWNum14"/>
    <style:style style:name="P65" style:family="paragraph" style:parent-style-name="Heading_20_2" style:list-style-name="WWNum12"/>
    <style:style style:name="P66" style:family="paragraph" style:parent-style-name="Heading_20_2" style:list-style-name="WWNum12">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1">
      <style:paragraph-properties fo:break-before="page"/>
    </style:style>
    <style:style style:name="P73"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4" style:family="paragraph" style:parent-style-name="Heading_20_4">
      <style:paragraph-properties fo:margin-left="1in" fo:margin-right="0in" fo:text-align="start" style:justify-single-word="false" fo:text-indent="0in" style:auto-text-indent="false"/>
    </style:style>
    <style:style style:name="P75" style:family="paragraph" style:parent-style-name="Title">
      <style:paragraph-properties fo:text-align="center" style:justify-single-word="false"/>
    </style:style>
    <style:style style:name="P76" style:family="paragraph" style:parent-style-name="Title">
      <style:paragraph-properties fo:text-align="start" style:justify-single-word="false"/>
      <style:text-properties fo:font-size="11pt" style:font-size-asian="11pt" style:font-size-complex="11pt"/>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22.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7"><text:bookmark text:name="_fdmmiaaerb9x"/></text:p>
      <text:p text:style-name="P75"><text:bookmark text:name="_fhpuhn1vo1qm"/>Documentazione Progetti</text:p>
      <text:p text:style-name="P57"><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74"><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2638248075" text:style-name="WWNum4">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7"><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72238624961259" text:continue-numbering="true" text:style-name="WWNum4">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315686465" text:style-name="WWNum6">
            <text:list-item>
              <text:p text:style-name="P41"><text:a xlink:type="simple" xlink:href="#_tp4cfk86v2tg" text:style-name="Index_20_Link" text:visited-style-name="Index_20_Link">Configurazione del progetto<text:tab/>1</text:a>9</text:p>
            </text:list-item>
            <text:list-item>
              <text:p text:style-name="P42"><text:a xlink:type="simple" xlink:href="#_twso2t32q2jg" text:style-name="Index_20_Link" text:visited-style-name="Index_20_Link">Interfaccia grafica<text:tab/></text:a>20</text:p>
            </text:list-item>
            <text:list-item>
              <text:p text:style-name="P41"><text:a xlink:type="simple" xlink:href="#_t50x2wcw5bpw" text:style-name="Index_20_Link" text:visited-style-name="Index_20_Link">Installer<text:tab/>2</text:a>1</text:p>
            </text:list-item>
          </text:list>
          <text:p text:style-name="P17"/>
          <text:p text:style-name="P18"><text:span text:style-name="T2">Progetto SCALA</text:span></text:p>
          <text:list xml:id="list2709635646" text:style-name="WWNum15">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6"><text:a xlink:type="simple" xlink:href="#_hd1oua1mwr7k" text:style-name="Index_20_Link" text:visited-style-name="Index_20_Link">Utilizzo combinato di map e reduce</text:a><text:tab/>31</text:p>
            </text:list-item>
            <text:list-item>
              <text:p text:style-name="P36"><text:a xlink:type="simple" xlink:href="#_to6f0lxv5pah" text:style-name="Index_20_Link" text:visited-style-name="Index_20_Link">Gestione delle eccezioni<text:tab/>3</text:a>2</text:p>
            </text:list-item>
            <text:list-item>
              <text:p text:style-name="P36"><text:a xlink:type="simple" xlink:href="#_si0abca5mbma" text:style-name="Index_20_Link" text:visited-style-name="Index_20_Link">Visitor Pattern con Scala Generics<text:tab/>3</text:a>2</text:p>
            </text:list-item>
            <text:list-item>
              <text:p text:style-name="P36"><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478072053" text:style-name="WWNum13">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4224896411" text:style-name="WWNum7">
            <text:list-item>
              <text:p text:style-name="P34">D<text:a xlink:type="simple" xlink:href="#_r54u2utrplsw" text:style-name="Index_20_Link" text:visited-style-name="Index_20_Link">ichiarazione di domini e funzioni</text:a><text:tab/>45</text:p>
            </text:list-item>
            <text:list-item>
              <text:p text:style-name="P34"><text:a xlink:type="simple" xlink:href="#_2pnrv2m3wbf2" text:style-name="Index_20_Link" text:visited-style-name="Index_20_Link">Definizione delle funzioni, delle regole, macro-regole e regola main</text:a><text:tab/>46</text:p>
            </text:list-item>
            <text:list-item>
              <text:p text:style-name="P34"><text:a xlink:type="simple" xlink:href="#_y6do3xjgyhx3" text:style-name="Index_20_Link" text:visited-style-name="Index_20_Link">Inizializzazione e valori di inizializzazione</text:a><text:tab/>47</text:p>
            </text:list-item>
            <text:list-item>
              <text:p text:style-name="P34"><text:a xlink:type="simple" xlink:href="#_u6d7gn2q41d2" text:style-name="Index_20_Link" text:visited-style-name="Index_20_Link">Scenario ROAD_SCENARIO.avalla e output simulazione</text:a><text:tab/>47</text:p>
            </text:list-item>
            <text:list-item>
              <text:p text:style-name="P34"><text:a xlink:type="simple" xlink:href="#_s2sw0k9kzo6d" text:style-name="Index_20_Link" text:visited-style-name="Index_20_Link">Esempio di animazione AsmetaA</text:a><text:tab/>50</text:p>
            </text:list-item>
          </text:list>
          <text:p text:style-name="P11"/>
          <text:p text:style-name="P48"><text:span text:style-name="T2">Progetto PYTHON</text:span></text:p>
          <text:list xml:id="list1647225568" text:style-name="WWNum5">
            <text:list-item>
              <text:p text:style-name="P35"><text:a xlink:type="simple" xlink:href="#_tpkltvnnouin" text:style-name="Index_20_Link" text:visited-style-name="Index_20_Link">Utilizzo di variabili globali e costrutto global<text:tab/>52</text:a></text:p>
            </text:list-item>
            <text:list-item>
              <text:p text:style-name="P43"><text:a xlink:type="simple" xlink:href="#_t4nip8l2d0dl" text:style-name="Index_20_Link" text:visited-style-name="Index_20_Link">Configurazione della finestra<text:tab/>53</text:a></text:p>
            </text:list-item>
            <text:list-item>
              <text:p text:style-name="P43"><text:a xlink:type="simple" xlink:href="#_t9kzmrf0w60c" text:style-name="Index_20_Link" text:visited-style-name="Index_20_Link">Costruzione dell’espressione da calcolare<text:tab/>53</text:a></text:p>
            </text:list-item>
            <text:list-item>
              <text:p text:style-name="P43"><text:a xlink:type="simple" xlink:href="#_wdppfqn7wlxp" text:style-name="Index_20_Link" text:visited-style-name="Index_20_Link">Ottenimento del risultato (calcolatrice)<text:tab/>53</text:a></text:p>
            </text:list-item>
            <text:list-item>
              <text:p text:style-name="P43"><text:a xlink:type="simple" xlink:href="#_5jzf6tyz83jo" text:style-name="Index_20_Link" text:visited-style-name="Index_20_Link">Feature di calcolo “continuo”<text:tab/>54</text:a></text:p>
            </text:list-item>
            <text:list-item>
              <text:p text:style-name="P43"><text:a xlink:type="simple" xlink:href="#_bmh09faxgy3" text:style-name="Index_20_Link" text:visited-style-name="Index_20_Link">Convertitore di base: costruzione<text:tab/>54</text:a></text:p>
            </text:list-item>
            <text:list-item>
              <text:p text:style-name="P43"><text:a xlink:type="simple" xlink:href="#_om3wqw5kk0dr" text:style-name="Index_20_Link" text:visited-style-name="Index_20_Link">Verifica dell’input<text:tab/>55</text:a></text:p>
            </text:list-item>
            <text:list-item>
              <text:p text:style-name="P43"><text:a xlink:type="simple" xlink:href="#_aqgo3m5wp8os" text:style-name="Index_20_Link" text:visited-style-name="Index_20_Link">Verifica input binario<text:tab/>55</text:a></text:p>
            </text:list-item>
            <text:list-item>
              <text:p text:style-name="P43"><text:a xlink:type="simple" xlink:href="#_mib265eo7ig" text:style-name="Index_20_Link" text:visited-style-name="Index_20_Link">Verifica input ottale<text:tab/>56</text:a></text:p>
            </text:list-item>
            <text:list-item>
              <text:p text:style-name="P43"><text:a xlink:type="simple" xlink:href="#_hepgffwbxil" text:style-name="Index_20_Link" text:visited-style-name="Index_20_Link">Verifica input esadecimale<text:tab/>56</text:a></text:p>
            </text:list-item>
            <text:list-item>
              <text:p text:style-name="P43"><text:a xlink:type="simple" xlink:href="#_w32s7n598ekr" text:style-name="Index_20_Link" text:visited-style-name="Index_20_Link">Conversione di base<text:tab/>57</text:a></text:p>
            </text:list-item>
            <text:list-item>
              <text:p text:style-name="P43"><text:a xlink:type="simple" xlink:href="#_t6keyfyn8tuv" text:style-name="Index_20_Link" text:visited-style-name="Index_20_Link">Interfaccia grafica e funzionamento<text:tab/>57</text:a></text:p>
            </text:list-item>
            <text:list-item>
              <text:p text:style-name="P35"><text:a xlink:type="simple" xlink:href="#_twf542r87t9f" text:style-name="Index_20_Link" text:visited-style-name="Index_20_Link">Installer<text:tab/>58</text:a></text:p>
            </text:list-item>
          </text:list>
        </text:index-body>
      </text:table-of-content>
      <text:p text:style-name="P2"><text:soft-page-break/></text:p>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1.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8"><text:bookmark text:name="_9goel9bxgu7k"/></text:p>
      <text:p text:style-name="P79"><text:bookmark text:name="_q1mrsok4lhr5"/></text:p>
      <text:p text:style-name="P75"><text:bookmark text:name="_5xvtqgn6sm68"/></text:p>
      <text:p text:style-name="P75"><text:bookmark text:name="_xyabt863bu5e"/></text:p>
      <text:p text:style-name="P75"><text:bookmark text:name="_uzujmk6k4p6b"/></text:p>
      <text:p text:style-name="P75"><text:bookmark text:name="_t3r5yoql9ezg"/></text:p>
      <text:p text:style-name="P75"><text:bookmark text:name="_fmuw2x4tizi1"/></text:p>
      <text:p text:style-name="P75"><text:bookmark text:name="_pua99s673lb6"/></text:p>
      <text:p text:style-name="P75"><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901591178" text:style-name="WWNum11">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72237749497649" text:continue-numbering="true" text:style-name="WWNum11">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4"><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4"><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72238901623918" text:continue-numbering="true" text:style-name="WWNum11">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4"><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4"><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72237916494595" text:continue-numbering="true" text:style-name="WWNum11">
        <text:list-item>
          <text:p text:style-name="P59"><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4"><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72237977228255" text:continue-numbering="true" text:style-name="WWNum11">
        <text:list-item>
          <text:p text:style-name="P59"><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4"><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70"><text:bookmark text:name="_7bhwuumiorxg"/></text:p>
      <text:list xml:id="list72238027276882" text:continue-numbering="true" text:style-name="WWNum11">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4"><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6"><text:bookmark text:name="_qfayh8gt9iat"/></text:p>
      <text:list xml:id="list72237888768918" text:continue-numbering="true" text:style-name="WWNum11">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4"><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72237442721657" text:continue-numbering="true" text:style-name="WWNum11">
        <text:list-item>
          <text:p text:style-name="P59"><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70"><text:bookmark text:name="_pjvb9atxlcj7"/></text:p>
      <text:list xml:id="list72237752522394" text:continue-numbering="true" text:style-name="WWNum11">
        <text:list-item>
          <text:p text:style-name="P59"><text:bookmark text:name="_8bclv21aw1go"/><text:s text:c="2"/>Classificazione friend</text:p>
        </text:list-item>
      </text:list>
      <text:p text:style-name="P20">Per garantire che la classe dichiarata <text:span text:style-name="T25">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4"><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72239056062098" text:continue-numbering="true" text:style-name="WWNum11">
        <text:list-item>
          <text:p text:style-name="P59"><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72239250888550" text:continue-numbering="true" text:style-name="WWNum11">
        <text:list-item>
          <text:p text:style-name="P59"><text:bookmark text:name="_uxuea42qp2vv"/>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4"><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72237491230040" text:continue-numbering="true" text:style-name="WWNum11">
        <text:list-item>
          <text:p text:style-name="P59"><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72239261524888" text:continue-numbering="true" text:style-name="WWNum11">
        <text:list-item>
          <text:p text:style-name="P59"><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72238327623004" text:continue-numbering="true" text:style-name="WWNum11">
        <text:list-item>
          <text:p text:style-name="P59"><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4"><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72237878845623" text:continue-numbering="true" text:style-name="WWNum11">
        <text:list-item>
          <text:p text:style-name="P59"><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4"><text:span text:style-name="T29">vector</text:span><text:span text:style-name="T15">&lt;</text:span><text:span text:style-name="T29">unique_ptr</text:span><text:span text:style-name="T15">&lt;Car&gt;&gt; flotta;</text:span></text:p>
          </table:table-cell>
        </table:table-row>
      </table:table>
      <text:p text:style-name="P70"><text:bookmark text:name="_vqpyffp0c1rb"/></text:p>
      <text:list xml:id="list72239271731018" text:continue-numbering="true" text:style-name="WWNum11">
        <text:list-item>
          <text:p text:style-name="P59"><text:bookmark text:name="_t1qca6i1o360"/><text:s text:c="2"/>Classi astratte</text:p>
        </text:list-item>
      </text:list>
      <text:p text:style-name="P20">Classe <text:span text:style-name="T25">Car</text:span><text:span text:style-name="T4">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4"><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72238165177514" text:continue-numbering="true" text:style-name="WWNum11">
        <text:list-item>
          <text:p text:style-name="P59"><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4"><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4"><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72238170762782" text:continue-numbering="true" text:style-name="WWNum11">
        <text:list-item>
          <text:p text:style-name="P59"><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4"><text:span text:style-name="T29">vector</text:span><text:span text:style-name="T15">&lt;</text:span><text:span text:style-name="T29">unique_ptr</text:span><text:span text:style-name="T15">&lt;Car&gt;&gt; flotta;</text:span></text:p>
          </table:table-cell>
        </table:table-row>
      </table:table>
      <text:p text:style-name="P49"/>
      <table:table table:name="Table21" table:style-name="Table21">
        <table:table-column table:style-name="Table21.A"/>
        <table:table-row table:style-name="Table21.1">
          <table:table-cell table:style-name="Table21.A1" office:value-type="string">
            <text:p text:style-name="P54"><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72237584631722" text:continue-numbering="true" text:style-name="WWNum11">
        <text:list-item>
          <text:p text:style-name="P59"><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4"><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72239128986825" text:continue-numbering="true" text:style-name="WWNum11">
        <text:list-item>
          <text:p text:style-name="P59"><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4"><text:span text:style-name="T16">bool</text:span><text:span text:style-name="T15"> </text:span><text:span text:style-name="T34">isElectric</text:span><text:span text:style-name="T15">(Car *c);</text:span></text:p>
          </table:table-cell>
        </table:table-row>
      </table:table>
      <text:p text:style-name="P49"/>
      <table:table table:name="Table24" table:style-name="Table24">
        <table:table-column table:style-name="Table24.A"/>
        <table:table-row table:style-name="Table24.1">
          <table:table-cell table:style-name="Table24.A1" office:value-type="string">
            <text:p text:style-name="P54"><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72239168637866" text:continue-numbering="true" text:style-name="WWNum11">
        <text:list-item>
          <text:p text:style-name="P59"><text:bookmark text:name="_sgri3hybwnvs"/><text:s/>Utilizzo degli smart pointers</text:p>
        </text:list-item>
      </text:list>
      <text:p text:style-name="P20">Oltre all’utilizzo dei classici puntatori a spazi di memoria allocati sullo heap tramite primitiva <text:span text:style-name="T25">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4"><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54"><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4"><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4"><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72238066316584" text:continue-numbering="true" text:style-name="WWNum11">
        <text:list-item>
          <text:p text:style-name="P59"><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4"><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72238585918853" text:continue-numbering="true" text:style-name="WWNum11">
        <text:list-item>
          <text:p text:style-name="P59"><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4"><text:span text:style-name="T16">void</text:span><text:span text:style-name="T15"> </text:span><text:span text:style-name="T34">printToFile</text:span><text:span text:style-name="T15">();</text:span></text:p>
          </table:table-cell>
        </table:table-row>
      </table:table>
      <text:p text:style-name="P49"/>
      <table:table table:name="Table31" table:style-name="Table31">
        <table:table-column table:style-name="Table31.A"/>
        <table:table-row table:style-name="Table31.1">
          <table:table-cell table:style-name="Table31.A1" office:value-type="string">
            <text:p text:style-name="P54"><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4"><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3.png" text:anchor-type="char" svg:x="-0.2929in" svg:y="0.2535in" svg:width="6.8484in" svg:height="7.3272in" draw:z-index="17"><draw:image xlink:href="Pictures/10000201000004110000045AD01DEA665393AD38.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5"><text:bookmark text:name="_kt5sismcc87w"/>Progetto QT</text:p>
      <text:p text:style-name="P75"><text:bookmark text:name="_mdmgw0rv5rs4"/></text:p>
      <text:p text:style-name="P75"><text:bookmark text:name="_msn8i071mi57"/></text:p>
      <text:p text:style-name="P75"><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3773682682" text:style-name="WWNum1">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4"><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7"><text:bookmark text:name="_mf2fy1riw6ll"/></text:p>
      <text:list xml:id="list72239122941018" text:continue-numbering="true" text:style-name="WWNum1">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4.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1.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72239213223331" text:continue-numbering="true" text:style-name="WWNum1">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3.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2.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5"><text:bookmark text:name="_muskzpojy5w"/></text:p>
      <text:p text:style-name="P75"><text:bookmark text:name="_3ickf9p5ze1q"/></text:p>
      <text:p text:style-name="P75"><text:bookmark text:name="_d4zd73jxu8ri"/></text:p>
      <text:p text:style-name="P75"><text:bookmark text:name="_r0v5bxq3q0tl"/></text:p>
      <text:p text:style-name="P75"><text:bookmark text:name="_qfg1z0f2lvjy"/></text:p>
      <text:p text:style-name="P75"><text:bookmark text:name="_agnvb7dhpzha"/></text:p>
      <text:p text:style-name="P75"><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986259963" text:style-name="WWNum10">
        <text:list-item>
          <text:p text:style-name="P61"><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4"><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9"/>
      <table:table table:name="Table35" table:style-name="Table35">
        <table:table-column table:style-name="Table35.A"/>
        <table:table-row table:style-name="Table35.1">
          <table:table-cell table:style-name="Table35.A1" office:value-type="string">
            <text:p text:style-name="P54"><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72237404997948" text:continue-numbering="true" text:style-name="WWNum10">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72237368769399" text:continue-numbering="true" text:style-name="WWNum10">
        <text:list-item>
          <text:p text:style-name="P61"><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4"><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72238663661761" text:continue-numbering="true" text:style-name="WWNum10">
        <text:list-item>
          <text:p text:style-name="P61"><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4"><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72239172117292" text:continue-numbering="true" text:style-name="WWNum10">
        <text:list-item>
          <text:p text:style-name="P61"><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72239249274721" text:continue-numbering="true" text:style-name="WWNum10">
        <text:list-item>
          <text:p text:style-name="P61"><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4"><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72238007197946" text:continue-numbering="true" text:style-name="WWNum10">
        <text:list-item>
          <text:p text:style-name="P61"><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4"><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72238227359066" text:continue-numbering="true" text:style-name="WWNum10">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72238009836803" text:continue-numbering="true" text:style-name="WWNum10">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4"><text:span text:style-name="T16">val</text:span><text:span text:style-name="T15"> fuelCap = scala.io.</text:span><text:span text:style-name="T36">StdIn</text:span><text:span text:style-name="T15">.readInt()</text:span></text:p>
            <text:p text:style-name="P54"><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4"><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72237776444601" text:continue-numbering="true" text:style-name="WWNum10">
        <text:list-item>
          <text:p text:style-name="P61"><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4"><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72237972651948" text:continue-numbering="true" text:style-name="WWNum10">
        <text:list-item>
          <text:p text:style-name="P61"><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72238541103337" text:continue-numbering="true" text:style-name="WWNum10">
        <text:list-item>
          <text:p text:style-name="P61"><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9"/>
      <text:p text:style-name="P50">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51"/>
      <table:table table:name="Table50" table:style-name="Table50">
        <table:table-column table:style-name="Table50.A"/>
        <table:table-row table:style-name="Table50.1">
          <table:table-cell table:style-name="Table50.A1" office:value-type="string">
            <text:p text:style-name="P54"><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72238090287076" text:continue-numbering="true" text:style-name="WWNum10">
        <text:list-item>
          <text:p text:style-name="P61"><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5"><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72239329333466" text:continue-numbering="true" text:style-name="WWNum10">
        <text:list-item>
          <text:p text:style-name="P61"><text:bookmark text:name="_xj4ppqmpbpk7"/><text:s/>Utilizzo del foreach per effettuare iterazione sulle collezioni</text:p>
        </text:list-item>
      </text:list>
      <text:p text:style-name="P20">E’ stato utilizzato il costrutto <text:span text:style-name="T25">foreach</text:span> per effettuare lo scorrimento delle collezioni. Di seguito si illustra lo 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4"><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4"><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72238546268697" text:continue-numbering="true" text:style-name="WWNum10">
        <text:list-item>
          <text:p text:style-name="P61"><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4"><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4"><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72238676442210" text:continue-numbering="true" text:style-name="WWNum10">
        <text:list-item>
          <text:p text:style-name="P61"><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4"><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4"><text:span text:style-name="T15">}</text:span></text:p>
          </table:table-cell>
        </table:table-row>
      </table:table>
      <text:p text:style-name="P20"/>
      <text:list xml:id="list72238753111710" text:continue-numbering="true" text:style-name="WWNum10">
        <text:list-item>
          <text:p text:style-name="P61"><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4"><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72238980538274" text:continue-numbering="true" text:style-name="WWNum10">
        <text:list-item>
          <text:p text:style-name="P61"><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1525513577" text:style-name="WWNum8">
        <text:list-item>
          <text:p text:style-name="P38"><text:span text:style-name="T25">map()</text:span>: mapping della potenza in kW su potenza in CV, ottenendo una collezione del tutto identica a quella in input ma con valore di potenza convertito da chilowatt in cavalli.</text:p>
        </text:list-item>
        <text:list-item>
          <text:p text:style-name="P44"><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4"><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4"><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4"><text:span text:style-name="T15"><text:line-break/> <text:s text:c="3"/>reduce_maxPower(flotta.map(map_kwToCV))<text:line-break/>}</text:span></text:p>
          </table:table-cell>
        </table:table-row>
      </table:table>
      <text:p text:style-name="Standard"/>
      <text:list xml:id="list72238851477950" text:continue-list="list72238980538274" text:style-name="WWNum10">
        <text:list-item>
          <text:p text:style-name="P62"><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4"><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4"><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4"><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72239454015429" text:continue-numbering="true" text:style-name="WWNum10">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4"><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4"><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4"><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4"><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4"><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4"><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72238893064052" text:continue-numbering="true" text:style-name="WWNum10">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16.jpg" text:anchor-type="char" svg:x="1.561in" svg:y="0.3673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18.jpg" text:anchor-type="char" svg:x="1.5626in" svg:y="0.4272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7.jpg" text:anchor-type="char" svg:x="1.5626in" svg:y="0.6772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4.png" text:anchor-type="char" svg:x="-0.278in" svg:y="1.6563in" svg:width="6.8201in" svg:height="6.0709in" draw:z-index="11"><draw:image xlink:href="Pictures/10000201000003900000032DEF116B93AADFB548.png" xlink:type="simple" xlink:show="embed" xlink:actuate="onLoad" loext:mime-type="image/png"/></draw:frame></text:p>
      <text:p text:style-name="Standard"/>
      <text:p text:style-name="P79"><text:bookmark text:name="_5e9ppx1ysw4w"/></text:p>
      <text:p text:style-name="P75"><text:bookmark text:name="_mn3i3rbv44w"/></text:p>
      <text:p text:style-name="P75"><text:bookmark text:name="_m3ouoggw97z"/></text:p>
      <text:p text:style-name="P75"><text:bookmark text:name="_s966359yr12k"/></text:p>
      <text:p text:style-name="P75"><text:bookmark text:name="_zfx2c3jl6nub"/></text:p>
      <text:p text:style-name="P75"><text:bookmark text:name="_swmudygp8"/></text:p>
      <text:p text:style-name="P75"><text:bookmark text:name="_djbo7zesvrgo"/></text:p>
      <text:p text:style-name="P7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3915056306" text:style-name="WWNum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4"><text:span text:style-name="T16">C:\Users\ghisl&gt;spark-shell</text:span></text:p>
          </table:table-cell>
        </table:table-row>
      </table:table>
      <text:p text:style-name="P20"/>
      <text:p text:style-name="P20">Tramite la shell è possibile compilare direttamente codice Scala:<draw:frame draw:style-name="fr1" draw:name="image8.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10.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72239521747695" text:continue-numbering="true" text:style-name="WWNum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4"><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72239165183154" text:continue-numbering="true" text:style-name="WWNum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4"><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72238677418776" text:continue-numbering="true" text:style-name="WWNum3">
        <text:list-item>
          <text:p text:style-name="P63"><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4"><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72237598858668" text:continue-numbering="true" text:style-name="WWNum3">
        <text:list-item>
          <text:p text:style-name="P63"><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4"><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72238610046740" text:continue-numbering="true" text:style-name="WWNum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4"><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72238843589185" text:continue-numbering="true" text:style-name="WWNum3">
        <text:list-item>
          <text:p text:style-name="P63"><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String, Int]</text:span>. Da notare come sia stato successivamente necessario effettuare lo <text:span text:style-name="T25">swap()</text:span> dei campi dell’<text:span text:style-name="T25">RDD[String, Int]</text:span> allo scopo di avere il conteggio delle occorrenze delle singole parole come campo chiave ed effettuarne un ordinamento decrescente tramite <text:span text:style-name="T25">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4"><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72237679270664" text:continue-numbering="true" text:style-name="WWNum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4"><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19.jpg" text:anchor-type="char" svg:x="1.1146in" svg:y="0.7398in" svg:width="4.0311in" svg:height="1.7681in" draw:z-index="9"><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3.jpg" text:anchor-type="char" svg:x="1.1181in" svg:y="0.3957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17.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5"><text:bookmark text:name="_f56z3i512hdy"/></text:p>
      <text:p text:style-name="P75"><text:bookmark text:name="_8c93hj980k91"/></text:p>
      <text:p text:style-name="P75"><text:bookmark text:name="_dep2t14ev56b"/></text:p>
      <text:p text:style-name="P75"><text:bookmark text:name="_coxtajjsaozw"/></text:p>
      <text:p text:style-name="P75"><text:bookmark text:name="_s3kgpivxvl78"/></text:p>
      <text:p text:style-name="P75"><text:bookmark text:name="_xugkshv0ecmt"/></text:p>
      <text:p text:style-name="P75"><text:bookmark text:name="_haj5y91kqnml"/></text:p>
      <text:p text:style-name="P75"><text:bookmark text:name="_aoh8zulrqs7x"/></text:p>
      <text:p text:style-name="P75"><text:bookmark text:name="_l87eg5t7h50q"/></text:p>
      <text:p text:style-name="P75"><text:bookmark text:name="_t95m2q3b86td"/></text:p>
      <text:p text:style-name="P75"><text:bookmark text:name="_gasahm1c6b5q"/></text:p>
      <text:p text:style-name="P75"><text:bookmark text:name="_q2y35ut5b5ii"/></text:p>
      <text:p text:style-name="P75"><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918953627" text:style-name="WWNum9">
        <text:list-item>
          <text:p text:style-name="P39">VERDE: permette il passaggio delle auto</text:p>
        </text:list-item>
        <text:list-item>
          <text:p text:style-name="P39">ARANCIONE: avvisa gli automobilisti dell’imminente arrivo del ROSSO</text:p>
        </text:list-item>
        <text:list-item>
          <text:p text:style-name="P45">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305690178" text:style-name="WWNum2">
        <text:list-item>
          <text:p text:style-name="P40">VERDE: durata 20 secondi</text:p>
        </text:list-item>
        <text:list-item>
          <text:p text:style-name="P40">ARANCIONE: durata 5 secondi</text:p>
        </text:list-item>
        <text:list-item>
          <text:p text:style-name="P46">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751577506" text:style-name="WWNum14">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4"><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72238480553333" text:continue-numbering="true" text:style-name="WWNum14">
        <text:list-item>
          <text:p text:style-name="P64"><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4"><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72238624510839" text:continue-numbering="true" text:style-name="WWNum14">
        <text:list-item>
          <text:p text:style-name="P64"><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4"><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72239668929334" text:continue-numbering="true" text:style-name="WWNum14">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4"><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4"><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4"><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72239568338074" text:continue-numbering="true" text:style-name="WWNum14">
        <text:list-item>
          <text:p text:style-name="P64"><text:bookmark text:name="_s2sw0k9kzo6d"/>Esempio di animazione AsmetaA</text:p>
        </text:list-item>
      </text:list>
      <text:p text:style-name="P20">Si fornisce una screenshot del risultato dell’animazione del modello ASM su 10 step.</text:p>
      <text:p text:style-name="P20"><draw:frame draw:style-name="fr2" draw:name="image14.jpg" text:anchor-type="as-char" svg:width="6.2681in" svg:height="3.4307in" draw:z-index="0"><draw:image xlink:href="Pictures/10000000000007800000041AD22897848DD021D7.jpg" xlink:type="simple" xlink:show="embed" xlink:actuate="onLoad" loext:mime-type="image/jpeg"/></draw:frame></text:p>
      <text:p text:style-name="P20"/>
      <text:p text:style-name="P79"><text:bookmark text:name="_yqu0fttrgjm1"/></text:p>
      <text:p text:style-name="P75"><text:bookmark text:name="_to8y7n4tbib3"/></text:p>
      <text:p text:style-name="P75"><text:bookmark text:name="_c1p265wraw2c"/></text:p>
      <text:p text:style-name="P75"><text:bookmark text:name="_gge8pvbck8s7"/></text:p>
      <text:p text:style-name="P75"><text:bookmark text:name="_vqoxtjfjlm11"/></text:p>
      <text:p text:style-name="P75"><text:bookmark text:name="_41qykgpqogkk"/></text:p>
      <text:p text:style-name="P75"><text:bookmark text:name="_l7g5uza4pgoe"/></text:p>
      <text:p text:style-name="P7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4235397666" text:style-name="WWNum12">
        <text:list-item>
          <text:p text:style-name="P65"><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4"><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4"><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9"/>
      <text:list xml:id="list72239238669135" text:continue-numbering="true" text:style-name="WWNum12">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4"><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9"/>
      <text:list xml:id="list72238774561524" text:continue-numbering="true" text:style-name="WWNum12">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4"><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72238954129317" text:continue-numbering="true" text:style-name="WWNum12">
        <text:list-item>
          <text:p text:style-name="P65"><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4"><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9"/>
      <text:list xml:id="list72239612257015" text:continue-numbering="true" text:style-name="WWNum12">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4"><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72237878013609" text:continue-numbering="true" text:style-name="WWNum12">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2.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4"><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4"><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4"><text:span text:style-name="T15">combo_from.current(</text:span><text:span text:style-name="T22">0</text:span><text:span text:style-name="T15">)</text:span></text:p>
          </table:table-cell>
        </table:table-row>
      </table:table>
      <text:p text:style-name="P49"><text:soft-page-break/></text:p>
      <text:p text:style-name="P52"/>
      <text:list xml:id="list72238702077722" text:continue-numbering="true" text:style-name="WWNum12">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4"><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9"/>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5.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jpg" text:anchor-type="char" svg:x="1.3083in" svg:y="1.5in" svg:width="1.5535in" svg:height="1.1811in" draw:z-index="4"><draw:image xlink:href="Pictures/10000000000000C80000009847C743DABAD4C14E.jpg" xlink:type="simple" xlink:show="embed" xlink:actuate="onLoad" loext:mime-type="image/jpeg"/></draw:frame></text:p>
      <text:p text:style-name="P49"><draw:frame draw:style-name="fr6" draw:name="image6.jpg" text:anchor-type="char" svg:x="3.1043in" svg:y="1.3957in" svg:width="1.8744in" svg:height="1.1811in" draw:z-index="3"><draw:image xlink:href="Pictures/10000000000000F10000009872AAC58C6CB2785C.jpg" xlink:type="simple" xlink:show="embed" xlink:actuate="onLoad" loext:mime-type="image/jpeg"/></draw:frame></text:p>
      <text:p text:style-name="P49"/>
      <text:p text:style-name="P49"/>
      <text:p text:style-name="P49"/>
      <text:p text:style-name="P49"/>
      <text:p text:style-name="P49"/>
      <text:p text:style-name="P49"><draw:frame draw:style-name="fr6" draw:name="image9.jpg" text:anchor-type="char" svg:x="1.052in" svg:y="0.1465in" svg:width="1.8098in" svg:height="1.1811in" draw:z-index="2"><draw:image xlink:href="Pictures/10000000000000E9000000985C0F299BAD1C897D.jpg" xlink:type="simple" xlink:show="embed" xlink:actuate="onLoad" loext:mime-type="image/jpeg"/></draw:frame></text:p>
      <text:p text:style-name="P49"/>
      <text:p text:style-name="P49"/>
      <text:p text:style-name="P49"/>
      <text:p text:style-name="P49"/>
      <text:p text:style-name="P49"/>
      <text:p text:style-name="P49"/>
      <text:p text:style-name="P49"/>
      <text:list xml:id="list72238662020681" text:continue-numbering="true" text:style-name="WWNum12">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4"><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9"/>
      <text:list xml:id="list72238364372453" text:continue-numbering="true" text:style-name="WWNum12">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4"><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72239270697304" text:continue-numbering="true" text:style-name="WWNum12">
        <text:list-item>
          <text:p text:style-name="P66"><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4"><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72237664179761" text:continue-numbering="true" text:style-name="WWNum12">
        <text:list-item>
          <text:p text:style-name="P65"><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4"><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9"/>
      <text:p text:style-name="P53"/>
      <text:list xml:id="list72239420355026" text:continue-numbering="true" text:style-name="WWNum12">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20.jpg" text:anchor-type="char" svg:x="-0.0016in" svg:y="0.6354in" svg:width="6.2681in" svg:height="2.889in" draw:z-index="1"><draw:image xlink:href="Pictures/1000000000000417000001E2A8AA828D5980C068.jpg" xlink:type="simple" xlink:show="embed" xlink:actuate="onLoad" loext:mime-type="image/jpeg"/></draw:frame></text:p>
      <text:list xml:id="list72238737409282" text:continue-numbering="true" text:style-name="WWNum12">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5.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5">py_compiler_setup.iss</text:span>):</text:p>
      <table:table table:name="Table95" table:style-name="Table95">
        <table:table-column table:style-name="Table95.A"/>
        <table:table-row table:style-name="Table95.1">
          <table:table-cell table:style-name="Table95.A1" office:value-type="string">
            <text:p text:style-name="P54"><text:span text:style-name="T41">#define MyAppName "Calcolatrice e Convertitore"</text:span><text:span text:style-name="T15"><text:line-break/></text:span><text:span text:style-name="T41">#define MyAppVersion "1.0"</text:span><text:span text:style-name="T15"><text:line-break/></text:span><text:span text:style-name="T41">#define MyAppPublisher "Luca Ghislotti"</text:span><text:span text:style-name="T15"><text:line-break/></text:span><text:span text:style-name="T41">#define MyAppURL "https://github.com/lucaghislo/1052975_progetti_modulo_programmazione"</text:span><text:span text:style-name="T15"><text:line-break/></text:span><text:span text:style-name="T41">#define MyAppExeName "calcolatrice_converter.exe"</text:span><text:span text:style-name="T15"><text:line-break/></text:span><text:span text:style-name="T41">#define MyAppAssocName MyAppName + " File"</text:span><text:span text:style-name="T15"><text:line-break/></text:span><text:span text:style-name="T41">#define MyAppAssocExt ".myp"</text:span><text:span text:style-name="T15"><text:line-break/></text:span><text:span text:style-name="T41">#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1">"italian"</text:span><text:span text:style-name="T15">; MessagesFile: </text:span><text:span text:style-name="T31">"compiler:Languages\Italian.isl"</text:span><text:span text:style-name="T15"><text:line-break/><text:line-break/>[Tasks]<text:line-break/>Name: </text:span><text:span text:style-name="T31">"desktopicon"</text:span><text:span text:style-name="T15">; Description: </text:span><text:span text:style-name="T31">"{cm:CreateDesktopIcon}"</text:span><text:span text:style-name="T15">; GroupDescription: </text:span><text:span text:style-name="T31">"{cm:AdditionalIcons}"</text:span><text:span text:style-name="T15">; Flags: unchecked<text:line-break/><text:line-break/>[Files]<text:line-break/>Source: </text:span><text:span text:style-name="T31">"C:\Users\ghisl\Documents\GitHub\1052975_progetti_modulo_programmazione\PYTHON\build\calcolatrice_converter\{#MyAppExeName}"</text:span><text:span text:style-name="T15">; DestDir: </text:span><text:span text:style-name="T31">"{app}"</text:span><text:span text:style-name="T15">; Flags: ignoreversion<text:line-break/><text:line-break/>[Registry]<text:line-break/>Root: HKA; Subkey: </text:span><text:span text:style-name="T31">"Software\Classes\{#MyAppAssocExt}\OpenWithProgids"</text:span><text:span text:style-name="T15">; ValueType: </text:span><text:span text:style-name="T29">string</text:span><text:span text:style-name="T15">; ValueName: </text:span><text:span text:style-name="T31">"{#MyAppAssocKey}"</text:span><text:span text:style-name="T15">; ValueData: </text:span><text:span text:style-name="T31">""</text:span><text:span text:style-name="T15">; Flags: uninsdeletevalue<text:line-break/>Root: HKA; Subkey: </text:span><text:span text:style-name="T31">"Software\Classes\{#MyAppAssocKey}"</text:span><text:span text:style-name="T15">; ValueType: </text:span><text:span text:style-name="T29">string</text:span><text:span text:style-name="T15">; ValueName: </text:span><text:span text:style-name="T31">""</text:span><text:span text:style-name="T15">; ValueData: </text:span><text:span text:style-name="T31">"{#MyAppAssocName}"</text:span><text:span text:style-name="T15">; Flags: uninsdeletekey<text:line-break/>Root: HKA; Subkey: </text:span><text:span text:style-name="T31">"Software\Classes\{#MyAppAssocKey}\DefaultIcon"</text:span><text:span text:style-name="T15">; ValueType: </text:span><text:span text:style-name="T29">string</text:span><text:span text:style-name="T15">; ValueName: </text:span><text:span text:style-name="T31">""</text:span><text:span text:style-name="T15">; ValueData: </text:span><text:span text:style-name="T31">"{app}\{#MyAppExeName},0"</text:span><text:span text:style-name="T15"><text:line-break/>Root: HKA; Subkey: </text:span><text:span text:style-name="T31">"Software\Classes\{#MyAppAssocKey}\shell\open\command"</text:span><text:span text:style-name="T15">; ValueType: </text:span><text:span text:style-name="T29">string</text:span><text:span text:style-name="T15">; ValueName: </text:span><text:span text:style-name="T31">""</text:span><text:span text:style-name="T15">; ValueData: </text:span><text:span text:style-name="T31">"""{app}\{#MyAppExeName}"" ""%1"""</text:span><text:span text:style-name="T15"><text:line-break/>Root: HKA; Subkey: </text:span><text:span text:style-name="T31">"Software\Classes\Applications\{#MyAppExeName}\SupportedTypes"</text:span><text:span text:style-name="T15">; ValueType: </text:span><text:span text:style-name="T29">string</text:span><text:span text:style-name="T15">; ValueName: </text:span><text:span text:style-name="T31">".myp"</text:span><text:span text:style-name="T15">; ValueData: </text:span><text:span text:style-name="T31">""</text:span><text:span text:style-name="T15"><text:line-break/><text:line-break/>[Icons]<text:line-break/>Name: </text:span><text:span text:style-name="T31">"{autoprograms}\{#MyAppName}"</text:span><text:span text:style-name="T15">; Filename: </text:span><text:span text:style-name="T31">"{app}\{#MyAppExeName}"</text:span><text:span text:style-name="T15"><text:line-break/>Name: </text:span><text:span text:style-name="T31">"{autodesktop}\{#MyAppName}"</text:span><text:span text:style-name="T15">; Filename: </text:span><text:span text:style-name="T31">"{app}\{#MyAppExeName}"</text:span><text:span text:style-name="T15">; Tasks: desktopicon<text:line-break/><text:line-break/>[Run]<text:line-break/>Filename: </text:span><text:span text:style-name="T31">"{app}\{#MyAppExeName}"</text:span><text:span text:style-name="T15">; Description: </text:span><text:span text:style-name="T31">"{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5" meta:image-count="24" meta:object-count="0" meta:page-count="22" meta:paragraph-count="445" meta:word-count="8005" meta:character-count="59546" meta:non-whitespace-character-count="50566"/>
    <meta:generator>LibreOfficeDev/6.0.5.2$Linux_X86_64 LibreOffice_project/</meta:generator>
  </office:meta>
</office:document-meta>
</file>